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cm" style:rel-column-width="12722*"/>
    </style:style>
    <style:style style:name="Table1.B" style:family="table-column">
      <style:table-column-properties style:column-width="13.7cm" style:rel-column-width="52813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10000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9154d"/>
    </style:style>
    <style:style style:name="P2" style:family="paragraph" style:parent-style-name="Text_20_body">
      <style:text-properties style:font-name="Ubuntu" officeooo:rsid="00081a5e" officeooo:paragraph-rsid="00081a5e"/>
    </style:style>
    <style:style style:name="P3" style:family="paragraph" style:parent-style-name="Text_20_body">
      <style:text-properties style:font-name="Ubuntu" officeooo:rsid="000d9445" officeooo:paragraph-rsid="000d9445"/>
    </style:style>
    <style:style style:name="P4" style:family="paragraph" style:parent-style-name="Text_20_body">
      <style:text-properties style:font-name="Ubuntu" officeooo:rsid="0012d4f8" officeooo:paragraph-rsid="0012d4f8"/>
    </style:style>
    <style:style style:name="P5" style:family="paragraph" style:parent-style-name="Text_20_body">
      <style:text-properties fo:color="#ff6600" style:font-name="Ubuntu" fo:font-style="italic" officeooo:rsid="0016c202" officeooo:paragraph-rsid="0016c202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1a5e" officeooo:paragraph-rsid="00081a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8bcc1" officeooo:paragraph-rsid="0008bc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47635" officeooo:paragraph-rsid="001476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2445" officeooo:paragraph-rsid="001524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a67af" officeooo:paragraph-rsid="001a67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54e16" officeooo:paragraph-rsid="00154e1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3" style:family="paragraph" style:parent-style-name="Standard">
      <style:text-properties style:font-name="Ubuntu" officeooo:rsid="0006b1b0" officeooo:paragraph-rsid="0006b1b0"/>
    </style:style>
    <style:style style:name="P14" style:family="paragraph" style:parent-style-name="Text_20_body">
      <style:text-properties style:font-name="Ubuntu" officeooo:rsid="001b389b" officeooo:paragraph-rsid="001b389b"/>
    </style:style>
    <style:style style:name="P15" style:family="paragraph" style:parent-style-name="Text_20_body">
      <style:text-properties style:font-name="Ubuntu" officeooo:rsid="001c8ec8" officeooo:paragraph-rsid="001c8ec8"/>
    </style:style>
    <style:style style:name="P16" style:family="paragraph" style:parent-style-name="Text_20_body">
      <style:text-properties style:font-name="Ubuntu" fo:font-weight="bold" officeooo:rsid="001e8e70" officeooo:paragraph-rsid="001e8e70" style:font-weight-asian="bold" style:font-weight-complex="bold"/>
    </style:style>
    <style:style style:name="P17" style:family="paragraph" style:parent-style-name="Text_20_body">
      <style:text-properties style:font-name="Ubuntu" fo:font-style="normal" fo:font-weight="normal" officeooo:rsid="001eeca3" officeooo:paragraph-rsid="001eeca3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Ubuntu" fo:font-style="normal" fo:font-weight="normal" officeooo:rsid="001eeca3" officeooo:paragraph-rsid="001fd20e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Ubuntu" fo:font-style="normal" fo:font-weight="normal" officeooo:rsid="001fdd5b" officeooo:paragraph-rsid="001fdd5b" style:font-style-asian="normal" style:font-weight-asian="normal" style:font-style-complex="normal" style:font-weight-complex="normal"/>
    </style:style>
    <style:style style:name="P20" style:family="paragraph" style:parent-style-name="Heading_20_1">
      <style:text-properties officeooo:rsid="0006b1b0" officeooo:paragraph-rsid="0006b1b0"/>
    </style:style>
    <style:style style:name="P21" style:family="paragraph" style:parent-style-name="Heading_20_2">
      <style:text-properties officeooo:rsid="001a2d0b" officeooo:paragraph-rsid="000ce4ec"/>
    </style:style>
    <style:style style:name="P22" style:family="paragraph" style:parent-style-name="Heading_20_2">
      <style:text-properties officeooo:rsid="0016c202" officeooo:paragraph-rsid="0016c202"/>
    </style:style>
    <style:style style:name="T1" style:family="text">
      <style:text-properties officeooo:rsid="000c67f2"/>
    </style:style>
    <style:style style:name="T2" style:family="text">
      <style:text-properties officeooo:rsid="0012fa22"/>
    </style:style>
    <style:style style:name="T3" style:family="text">
      <style:text-properties officeooo:rsid="00154e16"/>
    </style:style>
    <style:style style:name="T4" style:family="text">
      <style:text-properties officeooo:rsid="00185867"/>
    </style:style>
    <style:style style:name="T5" style:family="text">
      <style:text-properties officeooo:rsid="001a2a0b"/>
    </style:style>
    <style:style style:name="T6" style:family="text">
      <style:text-properties officeooo:rsid="001a2d0b"/>
    </style:style>
    <style:style style:name="T7" style:family="text">
      <style:text-properties fo:color="#ff6600"/>
    </style:style>
    <style:style style:name="T8" style:family="text">
      <style:text-properties fo:color="#ff6600" fo:font-style="italic" style:font-style-asian="italic" style:font-style-complex="italic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PRUEBAS CAJA NEGRA - <text:span text:style-name="T1">Validación</text:span></text:h>
      <text:p text:style-name="P14"/>
      <text:p text:style-name="P15">Las pruebas de caja negra se refiere a las pruebas que se llevan a cabo en la interfaz del software.</text:p>
      <text:p text:style-name="P15"/>
      <text:p text:style-name="P16"><text:span text:style-name="T8">P. 429 – Pressman</text:span></text:p>
      <text:p text:style-name="P17"><text:span text:style-name="T7">Pruebas de interfaces de usuario (GUI)</text:span></text:p>
      <text:p text:style-name="P17"><text:span text:style-name="T7">P. de arquitecturas cliente-servidor</text:span></text:p>
      <text:p text:style-name="P17"><text:span text:style-name="T7"><text:tab/>- P. función de la app</text:span></text:p>
      <text:p text:style-name="P18"><text:span text:style-name="T7"><text:tab/>- P. servidor</text:span></text:p>
      <text:p text:style-name="P18"><text:span text:style-name="T7"><text:tab/>- P. BBDD</text:span></text:p>
      <text:p text:style-name="P17"><text:span text:style-name="T7"><text:tab/>- P. transacción</text:span></text:p>
      <text:p text:style-name="P17"><text:span text:style-name="T7"><text:tab/>- P. comunicación de red</text:span></text:p>
      <text:p text:style-name="P19"><text:span text:style-name="T7">P. de documentación y centros de ayuda</text:span></text:p>
      <text:h text:style-name="P21" text:outline-level="2">1. Especificación de los casos de pruebas</text:h>
      <text:p text:style-name="P4">Se especifican a continuación las pruebas a ejecutar <text:span text:style-name="T2">agrupadas en los diferentes incrementos implicados:</text:span></text:p>
      <text:p text:style-name="P3">- <text:span text:style-name="T2">Incremento 1:</text:span></text:p>
      <text:p text:style-name="P3">- <text:span text:style-name="T2">Incremento 2: </text:span></text:p>
      <text:p text:style-name="P3">- <text:span text:style-name="T2">Incremento 3: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6"><text:span text:style-name="T6">C</text:span>P - 001</text:p>
          </table:table-cell>
          <table:table-cell table:style-name="Table1.B1" office:value-type="float" office:value="0">
            <text:p text:style-name="P8">Prueba del requisito RF - 001</text:p>
          </table:table-cell>
        </table:table-row>
        <table:table-row>
          <table:table-cell table:style-name="Table1.A2" office:value-type="float" office:value="0">
            <text:p text:style-name="P7">Descripción</text:p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float" office:value="0">
            <text:p text:style-name="P9">Casos de prueba</text:p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float" office:value="0">
            <text:p text:style-name="P9">Criterio <text:span text:style-name="T3">de validación</text:span></text:p>
          </table:table-cell>
          <table:table-cell table:style-name="Table1.B2">
            <text:p text:style-name="P11"/>
          </table:table-cell>
        </table:table-row>
        <table:table-row>
          <table:table-cell table:style-name="Table1.A2" office:value-type="float" office:value="0">
            <text:p text:style-name="P10">Entradas</text:p>
          </table:table-cell>
          <table:table-cell table:style-name="Table1.B6" office:value-type="string">
            <text:p text:style-name="P12"/>
          </table:table-cell>
        </table:table-row>
        <table:table-row>
          <table:table-cell table:style-name="Table1.A2" office:value-type="float" office:value="0">
            <text:p text:style-name="P9">Procedimiento de ejecución</text:p>
          </table:table-cell>
          <table:table-cell table:style-name="Table1.B6" office:value-type="string">
            <text:p text:style-name="P12">(Pasos)</text:p>
          </table:table-cell>
        </table:table-row>
        <table:table-row>
          <table:table-cell table:style-name="Table1.A2" office:value-type="float" office:value="0">
            <text:p text:style-name="P7">Estado</text:p>
          </table:table-cell>
          <table:table-cell table:style-name="Table1.B2">
            <text:p text:style-name="P11"/>
          </table:table-cell>
        </table:table-row>
      </table:table>
      <text:p text:style-name="P2"/>
      <text:h text:style-name="P22" text:outline-level="2"><text:soft-page-break/>3. Ejecución de las pruebas</text:h>
      <text:p text:style-name="P5">Registro histórico de la ejecución de las pruebas</text:p>
      <text:p text:style-name="P5">ID P / Data ejecución / <text:s/>Incidentes registrad<text:span text:style-name="T5">a</text:span>s / <text:span text:style-name="T4">Descripción incidencia / Solución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2T09:58:49.755804524</dc:date>
    <meta:editing-duration>PT55M23S</meta:editing-duration>
    <meta:editing-cycles>30</meta:editing-cycles>
    <meta:document-statistic meta:table-count="1" meta:image-count="0" meta:object-count="0" meta:page-count="2" meta:paragraph-count="28" meta:word-count="143" meta:character-count="831" meta:non-whitespace-character-count="708"/>
  </office:meta>
</office:document-meta>
</file>